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000000136D4703735.jpg"/>
  <manifest:file-entry manifest:media-type="image/jpeg" manifest:full-path="Pictures/10000000000009AC0000019404B1292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indent="1.251cm" style:auto-text-indent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Preformatted_20_Text" style:list-style-name="WW8Num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Preformatted_20_Text" style:list-style-name="WW8Num1">
      <style:paragraph-properties fo:text-align="justify" style:justify-single-word="false"/>
    </style:style>
    <style:style style:name="T1" style:family="text">
      <style:text-properties style:font-name="Franklin Gothic Medium" fo:font-size="10pt" style:font-size-asian="10pt" style:language-asian="ru" style:country-asian="RU" style:font-size-complex="10pt" style:language-complex="ar" style:country-complex="SA"/>
    </style:style>
    <style:style style:name="T2" style:family="text">
      <style:text-properties style:language-asian="ru" style:country-asian="RU" style:language-complex="ar" style:country-complex="SA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Основной_20_шрифт_20_абзаца"><text:span text:style-name="T3">РАСПОРЯЖЕНИЕ</text:span></text:span><text:span text:style-name="Основной_20_шрифт_20_абзаца"><text:span text:style-name="T4"> №4</text:span></text:span></text:p>
      <text:p text:style-name="Standard">20.07.2011г</text:p>
      <text:p text:style-name="Standard"/>
      <text:p text:style-name="P1">О проведении полной инвентаризации</text:p>
      <text:p text:style-name="P3"/>
      <text:p text:style-name="P4"><text:s text:c="3"/>В целях приведения в соответствие базы данных товара с реальными остатками на складе в срок 6-7 августа провести полную инвентаризацию складских остатков.</text:p>
      <text:p text:style-name="P4"/>
      <text:p text:style-name="P5"><text:span text:style-name="Основной_20_шрифт_20_абзаца"><text:span text:style-name="T5">Назначаю:</text:span></text:span></text:p>
      <text:p text:style-name="P5"/>
      <text:list xml:id="list610360539" text:style-name="WW8Num1">
        <text:list-item text:start-value="1">
          <text:p text:style-name="P8">Создать инвентаризационную комиссию в составе Охочинская О.В. – председатель комиссии, Дмитриев А.П., Кутырь В.Б., Созинов Э.Б., Чуденцова С.Г.</text:p>
        </text:list-item>
        <text:list-item>
          <text:p text:style-name="P8">Ответственным <text:s/>за организацию и проведение полной инвентаризации в полном объеме и в указанные сроки, а также за координацию работы всех подразделений компании <text:s/>назначить Охочинскую О.В.</text:p>
        </text:list-item>
        <text:list-item>
          <text:p text:style-name="P9"><text:span text:style-name="Основной_20_шрифт_20_абзаца"><text:span text:style-name="T5">Ответственным</text:span></text:span><text:span text:style-name="Основной_20_шрифт_20_абзаца"><text:span text:style-name="T5"> за разработку плана в срок до 1 августа </text:span></text:span><text:span text:style-name="Основной_20_шрифт_20_абзаца"><text:span text:style-name="T5">назначить </text:span></text:span><text:span text:style-name="Основной_20_шрифт_20_абзаца"><text:span text:style-name="T5">Дмитриева А.П.</text:span></text:span></text:p>
        </text:list-item>
        <text:list-item>
          <text:p text:style-name="P8">Ответственным за организацию работ в соответствии с утвержденным планом назначить Дмитриева А.П.</text:p>
        </text:list-item>
        <text:list-item>
          <text:p text:style-name="P8">Ответственным за осуществление контроля за процессом проведения полной инвентаризации назначить Кутырь В.Б. </text:p>
        </text:list-item>
        <text:list-item>
          <text:p text:style-name="P8">Ответственным за подготовку базы 1С к инвентаризации и отражение в 1С результатов инвентаризации назначить Чуденцову С.Г.</text:p>
        </text:list-item>
        <text:list-item>
          <text:p text:style-name="P8">Контроль за исполнением данного распоряжения оставляю за собой.</text:p>
        </text:list-item>
      </text:list>
      <text:p text:style-name="P5"/>
      <text:p text:style-name="P5"/>
      <text:p text:style-name="Standard">Генеральный директор: Парфенов В.В.</text:p>
      <text:p text:style-name="Standard"/>
      <text:p text:style-name="Standard"/>
      <text:p text:style-name="Standard">Подпись исполнителей: Охочинская О.В. <text:s text:c="3"/></text:p>
      <text:p text:style-name="Standard"><text:s text:c="37"/></text:p>
      <text:p text:style-name="Standard"><text:s text:c="42"/>Дмитриев А.П.</text:p>
      <text:p text:style-name="Standard"/>
      <text:p text:style-name="Standard"><text:s text:c="42"/>Созинов Э.Б.</text:p>
      <text:p text:style-name="Standard"/>
      <text:p text:style-name="Standard"><text:s text:c="42"/>Кутырь В.Б.</text:p>
      <text:p text:style-name="Standard"/>
      <text:p text:style-name="P6"><text:s text:c="30"/>Чуденцова С.Г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Franklin Gothic Medium" fo:font-size="10pt" style:font-size-asian="10pt" style:language-asian="ru" style:country-asian="RU" style:font-size-complex="10pt" style:language-complex="ar" style:country-complex="SA"/>
    </style:style>
    <style:style style:name="MT2" style:family="text">
      <style:text-properties style:language-asian="ru" style:country-asian="RU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1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122cm" fo:margin-left="0cm" fo:margin-right="0cm" fo:margin-bottom="0cm" style:dynamic-spacing="true"/>
      </style:header-style>
      <style:footer-style>
        <style:header-footer-properties fo:min-height="0.73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Графический объект2" text:anchor-type="paragraph" svg:y="0cm" svg:width="18.671cm" style:rel-width="scale" svg:height="2.57cm" style:rel-height="scale" draw:z-index="0"><draw:image xlink:href="Pictures/10000000000008A000000136D4703735.jpg" xlink:type="simple" xlink:show="embed" xlink:actuate="onLoad"/></draw:frame><text:span text:style-name="Основной_20_шрифт_20_абзаца"><text:span text:style-name="MT1"/></text:span></text:p>
      </style:header>
      <style:footer>
        <text:p text:style-name="Standard"><draw:frame draw:style-name="Mfr1" draw:name="Графический объект1" text:anchor-type="paragraph" svg:y="-1.663cm" svg:width="20.948cm" style:rel-width="scale" svg:height="3.408cm" style:rel-height="scale" draw:z-index="1"><draw:image xlink:href="Pictures/10000000000009AC0000019404B12924.jpg" xlink:type="simple" xlink:show="embed" xlink:actuate="onLoad"/></draw:frame><text:span text:style-name="Основной_20_шрифт_20_абзаца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7-15T17:38:00Z</meta:creation-date>
    <dc:date>2011-07-21T13:08:48</dc:date>
    <meta:editing-cycles>5</meta:editing-cycles>
    <meta:editing-duration>PT00H21M25S</meta:editing-duration>
    <meta:document-statistic meta:table-count="0" meta:image-count="2" meta:object-count="0" meta:page-count="1" meta:paragraph-count="19" meta:word-count="157" meta:character-count="1354"/>
    <meta:template xlink:type="simple" xlink:actuate="onRequest" xlink:title="" xlink:href="Normal"/>
  </office:meta>
</office:document-meta>
</file>